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0.262cm"/>
    </style:style>
    <style:style style:name="gr2" style:family="graphic" style:parent-style-name="standard">
      <style:graphic-properties draw:fill-color="#009933" draw:textarea-horizontal-align="justify" draw:textarea-vertical-align="middle" draw:auto-grow-height="false" fo:min-height="0.385cm" fo:min-width="0.262cm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0.385cm" fo:min-width="0.262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loext:graphic-properties draw:fill-color="#009933"/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762cm" svg:height="0.635cm" svg:x="2.931cm" svg:y="6.6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635cm" svg:x="3.82cm" svg:y="6.6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635cm" svg:x="4.709cm" svg:y="6.6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635cm" svg:x="9.535cm" svg:y="6.6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635cm" svg:x="10.424cm" svg:y="6.6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635cm" svg:x="12.313cm" svg:y="6.6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635cm" svg:x="13.202cm" svg:y="6.6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635cm" svg:x="15.869cm" svg:y="6.6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62cm" svg:height="0.635cm" svg:x="17.058cm" svg:y="6.63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27cm" svg:height="0.127cm" svg:x="5.822cm" svg:y="7.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6.122cm" svg:y="7.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6.422cm" svg:y="7.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6.122cm" svg:y="7.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6.722cm" svg:y="7.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8.822cm" svg:y="7.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9.122cm" svg:y="7.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5" draw:text-style-name="P5" draw:layer="layout" svg:width="1.171cm" svg:height="1.089cm" svg:x="2.758cm" svg:y="5.843cm">
          <draw:text-box>
            <text:p>x0</text:p>
          </draw:text-box>
        </draw:frame>
        <draw:frame draw:style-name="gr5" draw:text-style-name="P5" draw:layer="layout" svg:width="1.171cm" svg:height="1.089cm" svg:x="3.659cm" svg:y="5.844cm">
          <draw:text-box>
            <text:p>x1</text:p>
          </draw:text-box>
        </draw:frame>
        <draw:frame draw:style-name="gr6" draw:text-style-name="P5" draw:layer="layout" svg:width="1.935cm" svg:height="0.962cm" svg:x="9.859cm" svg:y="5.844cm">
          <draw:text-box>
            <text:p>x783</text:p>
          </draw:text-box>
        </draw:frame>
        <draw:frame draw:style-name="gr5" draw:text-style-name="P5" draw:layer="layout" svg:width="1.171cm" svg:height="1.089cm" svg:x="12.159cm" svg:y="5.744cm">
          <draw:text-box>
            <text:p>y0</text:p>
          </draw:text-box>
        </draw:frame>
        <draw:frame draw:style-name="gr5" draw:text-style-name="P5" draw:layer="layout" svg:width="1.171cm" svg:height="1.089cm" svg:x="15.66cm" svg:y="5.745cm">
          <draw:text-box>
            <text:p>y9</text:p>
          </draw:text-box>
        </draw:frame>
        <draw:frame draw:style-name="gr5" draw:text-style-name="P5" draw:layer="layout" svg:width="1.171cm" svg:height="1.089cm" svg:x="17.06cm" svg:y="5.745cm">
          <draw:text-box>
            <text:p>y</text:p>
          </draw:text-box>
        </draw:frame>
        <draw:g>
          <draw:line draw:style-name="gr7" draw:text-style-name="P6" draw:layer="layout" svg:x1="2.713cm" svg:y1="5.743cm" svg:x2="2.967cm" svg:y2="5.362cm">
            <text:p/>
          </draw:line>
          <draw:line draw:style-name="gr7" draw:text-style-name="P6" draw:layer="layout" svg:x1="2.967cm" svg:y1="5.362cm" svg:x2="11.095cm" svg:y2="5.362cm">
            <text:p/>
          </draw:line>
          <draw:line draw:style-name="gr7" draw:text-style-name="P6" draw:layer="layout" svg:x1="11.095cm" svg:y1="5.362cm" svg:x2="11.349cm" svg:y2="5.743cm">
            <text:p/>
          </draw:line>
        </draw:g>
        <draw:frame draw:style-name="gr8" draw:text-style-name="P5" draw:layer="layout" svg:width="2.229cm" svg:height="0.962cm" svg:x="5.945cm" svg:y="4.402cm">
          <draw:text-box>
            <text:p>Inputs</text:p>
          </draw:text-box>
        </draw:frame>
        <draw:g>
          <draw:line draw:style-name="gr7" draw:text-style-name="P6" draw:layer="layout" svg:x1="11.984cm" svg:y1="5.826cm" svg:x2="12.122cm" svg:y2="5.445cm">
            <text:p/>
          </draw:line>
          <draw:line draw:style-name="gr7" draw:text-style-name="P6" draw:layer="layout" svg:x1="12.122cm" svg:y1="5.445cm" svg:x2="16.545cm" svg:y2="5.445cm">
            <text:p/>
          </draw:line>
          <draw:line draw:style-name="gr7" draw:text-style-name="P6" draw:layer="layout" svg:x1="16.545cm" svg:y1="5.445cm" svg:x2="16.683cm" svg:y2="5.826cm">
            <text:p/>
          </draw:line>
        </draw:g>
        <draw:frame draw:style-name="gr8" draw:text-style-name="P5" draw:layer="layout" svg:width="5.159cm" svg:height="0.962cm" svg:x="11.624cm" svg:y="4.483cm">
          <draw:text-box>
            <text:p>Output bit vector</text:p>
          </draw:text-box>
        </draw:frame>
        <draw:frame draw:style-name="gr8" draw:text-style-name="P5" draw:layer="layout" svg:width="4.028cm" svg:height="0.962cm" svg:x="16.607cm" svg:y="4.483cm">
          <draw:text-box>
            <text:p>Output class</text:p>
          </draw:text-box>
        </draw:frame>
        <draw:g>
          <draw:custom-shape draw:style-name="gr1" draw:text-style-name="P1" draw:layer="layout" svg:width="0.762cm" svg:height="0.635cm" svg:x="2.932cm" svg:y="7.5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635cm" svg:x="3.821cm" svg:y="7.5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635cm" svg:x="4.71cm" svg:y="7.5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635cm" svg:x="9.536cm" svg:y="7.5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635cm" svg:x="10.425cm" svg:y="7.5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635cm" svg:x="12.314cm" svg:y="7.5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635cm" svg:x="13.203cm" svg:y="7.5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635cm" svg:x="15.87cm" svg:y="7.5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62cm" svg:height="0.635cm" svg:x="17.059cm" svg:y="7.53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27cm" svg:height="0.127cm" svg:x="5.823cm" svg:y="8.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6.123cm" svg:y="8.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6.423cm" svg:y="8.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6.123cm" svg:y="8.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6.723cm" svg:y="8.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8.823cm" svg:y="8.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9.123cm" svg:y="8.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0.762cm" svg:height="0.635cm" svg:x="2.932cm" svg:y="8.4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635cm" svg:x="3.821cm" svg:y="8.4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635cm" svg:x="4.71cm" svg:y="8.4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635cm" svg:x="9.536cm" svg:y="8.4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635cm" svg:x="10.425cm" svg:y="8.4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635cm" svg:x="12.314cm" svg:y="8.4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635cm" svg:x="13.203cm" svg:y="8.4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635cm" svg:x="15.87cm" svg:y="8.4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62cm" svg:height="0.635cm" svg:x="17.059cm" svg:y="8.43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27cm" svg:height="0.127cm" svg:x="5.823cm" svg:y="8.9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6.123cm" svg:y="8.9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6.423cm" svg:y="8.9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6.123cm" svg:y="8.9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6.723cm" svg:y="8.9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8.823cm" svg:y="8.9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9.123cm" svg:y="8.9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0.762cm" svg:height="0.635cm" svg:x="2.932cm" svg:y="9.3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635cm" svg:x="3.821cm" svg:y="9.3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635cm" svg:x="4.71cm" svg:y="9.3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635cm" svg:x="9.536cm" svg:y="9.3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635cm" svg:x="10.425cm" svg:y="9.3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635cm" svg:x="12.314cm" svg:y="9.3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635cm" svg:x="13.203cm" svg:y="9.3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635cm" svg:x="15.87cm" svg:y="9.3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62cm" svg:height="0.635cm" svg:x="17.059cm" svg:y="9.33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27cm" svg:height="0.127cm" svg:x="5.823cm" svg:y="9.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6.123cm" svg:y="9.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6.423cm" svg:y="9.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6.123cm" svg:y="9.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6.723cm" svg:y="9.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8.823cm" svg:y="9.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9.123cm" svg:y="9.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0.762cm" svg:height="0.635cm" svg:x="2.932cm" svg:y="11.7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635cm" svg:x="3.821cm" svg:y="11.7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635cm" svg:x="4.71cm" svg:y="11.7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635cm" svg:x="9.536cm" svg:y="11.7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635cm" svg:x="10.425cm" svg:y="11.7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635cm" svg:x="12.314cm" svg:y="11.7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635cm" svg:x="13.203cm" svg:y="11.7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635cm" svg:x="15.87cm" svg:y="11.7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62cm" svg:height="0.635cm" svg:x="17.059cm" svg:y="11.73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27cm" svg:height="0.127cm" svg:x="5.823cm" svg:y="12.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6.123cm" svg:y="12.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6.423cm" svg:y="12.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6.123cm" svg:y="12.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6.723cm" svg:y="12.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8.823cm" svg:y="12.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127cm" svg:height="0.127cm" svg:x="9.123cm" svg:y="12.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line draw:style-name="gr7" draw:text-style-name="P6" draw:layer="layout" svg:x1="2.904cm" svg:y1="6.461cm" svg:x2="2.523cm" svg:y2="6.461cm">
            <text:p/>
          </draw:line>
          <draw:line draw:style-name="gr7" draw:text-style-name="P6" draw:layer="layout" svg:x1="2.523cm" svg:y1="6.461cm" svg:x2="2.523cm" svg:y2="12.557cm">
            <text:p/>
          </draw:line>
          <draw:line draw:style-name="gr7" draw:text-style-name="P6" draw:layer="layout" svg:x1="2.905cm" svg:y1="12.541cm" svg:x2="2.524cm" svg:y2="12.541cm">
            <text:p/>
          </draw:line>
        </draw:g>
        <draw:g>
          <draw:line draw:style-name="gr7" draw:text-style-name="P6" draw:layer="layout" svg:x1="17.824cm" svg:y1="6.461cm" svg:x2="18.205cm" svg:y2="6.461cm">
            <text:p/>
          </draw:line>
          <draw:line draw:style-name="gr7" draw:text-style-name="P6" draw:layer="layout" svg:x1="18.205cm" svg:y1="6.461cm" svg:x2="18.205cm" svg:y2="12.557cm">
            <text:p/>
          </draw:line>
          <draw:line draw:style-name="gr7" draw:text-style-name="P6" draw:layer="layout" svg:x1="17.823cm" svg:y1="12.541cm" svg:x2="18.204cm" svg:y2="12.541cm">
            <text:p/>
          </draw:line>
        </draw:g>
        <draw:frame draw:style-name="gr9" draw:text-style-name="P5" draw:layer="layout" svg:width="9.906cm" svg:height="1.27cm" svg:x="5.842cm" svg:y="12.946cm">
          <draw:text-box>
            <text:p>Number of samples (N) x 795</text:p>
          </draw:text-box>
        </draw:frame>
        <draw:frame draw:style-name="gr8" draw:text-style-name="P5" draw:layer="layout" svg:width="0.959cm" svg:height="0.962cm" svg:x="1.446cm" svg:y="8.802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4:43:19.652885754</meta:creation-date>
    <dc:date>2017-12-12T15:05:59.065831931</dc:date>
    <meta:editing-duration>PT1M25S</meta:editing-duration>
    <meta:editing-cycles>1</meta:editing-cycles>
    <meta:document-statistic meta:object-count="112"/>
    <meta:generator>LibreOffice/5.1.6.2$Linux_X86_64 LibreOffice_project/10m0$Build-2</meta:generator>
  </office:meta>
</office:document-meta>
</file>